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1.3563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map style:condition="is-true-formula([.$E6]&lt;6)" style:apply-style-name="Weekday" style:base-cell-address="Sheet1.A6"/>
      <style:map style:condition="is-true-formula([.$E6]&gt;5)" style:apply-style-name="Weekend" style:base-cell-address="Sheet1.A6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map style:condition="is-true-formula([.$E6]&lt;6)" style:apply-style-name="Weekday" style:base-cell-address="Sheet1.A6"/>
      <style:map style:condition="is-true-formula([.$E6]&gt;5)" style:apply-style-name="Weekend" style:base-cell-address="Sheet1.A6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is-true-formula([.$E6]&lt;6)" style:apply-style-name="Weekday" style:base-cell-address="Sheet1.A6"/>
      <style:map style:condition="is-true-formula([.$E6]&gt;5)" style:apply-style-name="Weekend" style:base-cell-address="Sheet1.A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E6]&lt;6)" style:apply-style-name="Weekday" style:base-cell-address="Sheet1.A6"/>
      <style:map style:condition="is-true-formula([.$E6]&gt;5)" style:apply-style-name="Weekend" style:base-cell-address="Sheet1.A6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Weekday(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FORMULA([.C6])" office:value-type="string" office:string-value="=WEEKDAY(B6)">
            <text:p>=WEEKDAY(B6)</text:p>
          </table:table-cell>
          <table:table-cell table:formula="of:=FORMULA([.D6])" office:value-type="string" office:string-value="=WEEKDAY(B6,1)">
            <text:p>=WEEKDAY(B6,1)</text:p>
          </table:table-cell>
          <table:table-cell table:style-name="ce1" table:formula="of:=FORMULA([.E6])" office:value-type="string" office:string-value="=WEEKDAY(C6,2)">
            <text:p>=WEEKDAY(C6,2)</text:p>
          </table:table-cell>
        </table:table-row>
        <table:table-row table:style-name="ro1">
          <table:table-cell table:style-name="ce2" table:formula="of:=[.B6]" office:value-type="date" office:date-value="2011-08-21">
            <text:p>Sunday</text:p>
          </table:table-cell>
          <table:table-cell table:style-name="ce4" office:value-type="date" office:date-value="2011-08-21">
            <text:p>08/21/11</text:p>
          </table:table-cell>
          <table:table-cell table:style-name="ce5" table:formula="of:=WEEKDAY([.B6])" office:value-type="float" office:value="1">
            <text:p>1</text:p>
          </table:table-cell>
          <table:table-cell table:style-name="ce6" table:formula="of:=WEEKDAY([.B6];1)" office:value-type="float" office:value="1">
            <text:p>1</text:p>
          </table:table-cell>
          <table:table-cell table:style-name="ce6" table:formula="of:=WEEKDAY([.C6];2)" office:value-type="float" office:value="7">
            <text:p>7</text:p>
          </table:table-cell>
        </table:table-row>
        <table:table-row table:style-name="ro1">
          <table:table-cell table:style-name="ce2" table:formula="of:=[.B7]" office:value-type="date" office:date-value="2011-08-22">
            <text:p>Monday</text:p>
          </table:table-cell>
          <table:table-cell table:style-name="ce4" office:value-type="date" office:date-value="2011-08-22">
            <text:p>08/22/11</text:p>
          </table:table-cell>
          <table:table-cell table:style-name="ce5" table:formula="of:=WEEKDAY([.B7])" office:value-type="float" office:value="2">
            <text:p>2</text:p>
          </table:table-cell>
          <table:table-cell table:style-name="ce6" table:formula="of:=WEEKDAY([.B7];1)" office:value-type="float" office:value="2">
            <text:p>2</text:p>
          </table:table-cell>
          <table:table-cell table:style-name="ce6" table:formula="of:=WEEKDAY([.C7];2)" office:value-type="float" office:value="1">
            <text:p>1</text:p>
          </table:table-cell>
        </table:table-row>
        <table:table-row table:style-name="ro1">
          <table:table-cell table:style-name="ce2" table:formula="of:=[.B8]" office:value-type="date" office:date-value="2011-08-23">
            <text:p>Tuesday</text:p>
          </table:table-cell>
          <table:table-cell table:style-name="ce4" office:value-type="date" office:date-value="2011-08-23">
            <text:p>08/23/11</text:p>
          </table:table-cell>
          <table:table-cell table:style-name="ce5" table:formula="of:=WEEKDAY([.B8])" office:value-type="float" office:value="3">
            <text:p>3</text:p>
          </table:table-cell>
          <table:table-cell table:style-name="ce6" table:formula="of:=WEEKDAY([.B8];1)" office:value-type="float" office:value="3">
            <text:p>3</text:p>
          </table:table-cell>
          <table:table-cell table:style-name="ce6" table:formula="of:=WEEKDAY([.C8];2)" office:value-type="float" office:value="2">
            <text:p>2</text:p>
          </table:table-cell>
        </table:table-row>
        <table:table-row table:style-name="ro1">
          <table:table-cell table:style-name="ce2" table:formula="of:=[.B9]" office:value-type="date" office:date-value="2011-08-24">
            <text:p>Wednesday</text:p>
          </table:table-cell>
          <table:table-cell table:style-name="ce4" office:value-type="date" office:date-value="2011-08-24">
            <text:p>08/24/11</text:p>
          </table:table-cell>
          <table:table-cell table:style-name="ce5" table:formula="of:=WEEKDAY([.B9])" office:value-type="float" office:value="4">
            <text:p>4</text:p>
          </table:table-cell>
          <table:table-cell table:style-name="ce6" table:formula="of:=WEEKDAY([.B9];1)" office:value-type="float" office:value="4">
            <text:p>4</text:p>
          </table:table-cell>
          <table:table-cell table:style-name="ce6" table:formula="of:=WEEKDAY([.C9];2)" office:value-type="float" office:value="3">
            <text:p>3</text:p>
          </table:table-cell>
        </table:table-row>
        <table:table-row table:style-name="ro1">
          <table:table-cell table:style-name="ce2" table:formula="of:=[.B10]" office:value-type="date" office:date-value="2011-08-25">
            <text:p>Thursday</text:p>
          </table:table-cell>
          <table:table-cell table:style-name="ce4" office:value-type="date" office:date-value="2011-08-25">
            <text:p>08/25/11</text:p>
          </table:table-cell>
          <table:table-cell table:style-name="ce5" table:formula="of:=WEEKDAY([.B10])" office:value-type="float" office:value="5">
            <text:p>5</text:p>
          </table:table-cell>
          <table:table-cell table:style-name="ce6" table:formula="of:=WEEKDAY([.B10];1)" office:value-type="float" office:value="5">
            <text:p>5</text:p>
          </table:table-cell>
          <table:table-cell table:style-name="ce6" table:formula="of:=WEEKDAY([.C10];2)" office:value-type="float" office:value="4">
            <text:p>4</text:p>
          </table:table-cell>
        </table:table-row>
        <table:table-row table:style-name="ro1">
          <table:table-cell table:style-name="ce2" table:formula="of:=[.B11]" office:value-type="date" office:date-value="2011-08-26">
            <text:p>Friday</text:p>
          </table:table-cell>
          <table:table-cell table:style-name="ce4" office:value-type="date" office:date-value="2011-08-26">
            <text:p>08/26/11</text:p>
          </table:table-cell>
          <table:table-cell table:style-name="ce5" table:formula="of:=WEEKDAY([.B11])" office:value-type="float" office:value="6">
            <text:p>6</text:p>
          </table:table-cell>
          <table:table-cell table:style-name="ce6" table:formula="of:=WEEKDAY([.B11];1)" office:value-type="float" office:value="6">
            <text:p>6</text:p>
          </table:table-cell>
          <table:table-cell table:style-name="ce6" table:formula="of:=WEEKDAY([.C11];2)" office:value-type="float" office:value="5">
            <text:p>5</text:p>
          </table:table-cell>
        </table:table-row>
        <table:table-row table:style-name="ro1">
          <table:table-cell table:style-name="ce2" table:formula="of:=[.B12]" office:value-type="date" office:date-value="2011-08-27">
            <text:p>Saturday</text:p>
          </table:table-cell>
          <table:table-cell table:style-name="ce4" office:value-type="date" office:date-value="2011-08-27">
            <text:p>08/27/11</text:p>
          </table:table-cell>
          <table:table-cell table:style-name="ce5" table:formula="of:=WEEKDAY([.B12])" office:value-type="float" office:value="7">
            <text:p>7</text:p>
          </table:table-cell>
          <table:table-cell table:style-name="ce6" table:formula="of:=WEEKDAY([.B12];1)" office:value-type="float" office:value="7">
            <text:p>7</text:p>
          </table:table-cell>
          <table:table-cell table:style-name="ce6" table:formula="of:=WEEKDAY([.C12];2)" office:value-type="float" office:value="6">
            <text:p>6</text:p>
          </table:table-cell>
        </table:table-row>
        <table:table-row table:style-name="ro1">
          <table:table-cell table:style-name="ce3"/>
          <table:table-cell table:number-columns-repeated="4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date-style style:name="N120">
      <number:day-of-week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eekday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Weekend" style:family="table-cell" style:parent-style-name="Weekday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08/21/2011</text:date>, <text:time>19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1T18:32:34.72</meta:creation-date>
    <meta:generator>LibreOffice/3.4$Win32 LibreOffice_project/340m1$Build-12</meta:generator>
    <dc:date>2011-08-21T19:01:06.86</dc:date>
    <meta:editing-duration>PT28M32S</meta:editing-duration>
    <meta:editing-cycles>1</meta:editing-cycles>
    <meta:document-statistic meta:table-count="3" meta:cell-count="39" meta:object-count="0"/>
  </office:meta>
</office:document-meta>
</file>